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et l'épidémiologie des représentations, sont pertinentes au moment d'utiliser ces théories en linguistique.</text:p>
      <text:p text:style-name="Text_20_body">Après un bref rappel de la théorie mémétique, j'introduis les principes de l'épidémiologie des représentations: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4) et fondée sur le courant énactif des sciences cognitives, propose une naturalisation du sens linguistique alternative à celle des sciences cognitives classiques sur laquelle l'épdidémiologie des représentations est basée. Je présente le cadre qu'elle offre pour analyser le sens comme émanant d'une dynamique d'interaction, et propose que cette réponse à certaines critiques d'Ingold pourrait aider à formaliser la compréhension sémantique des phénomènes de diffusion de représentations langagières.</text:p>
      <text:h text:style-name="Heading_20_1" text:outline-level="1">Les modèles mémétique et épidémiolog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a été largement repris puis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conçoit la culture comme un ensemble de <text:span text:style-name="T1">représentations</text:span>, et discute la façon dont elles évoluent parallèlement à l'évolution biologique. Mais à l'opposé de la mémétique, les représentations subissent des mutations de façon quasi systématique lorsqu'elles sont perçues ou produites par les membres d'une société. En effet une représentation peut être <text:span text:style-name="T2">mentale</text:span>, lorsqu'elle existe dans l'esprit de quelqu'un, ou <text:span text:style-name="T3">publique</text:span>, lorsqu'une personne l'a produite sous une forme physiquement perceptible par d'autres. Par exemple: j'ai une mélodie en tête (représentation mentale), que je siffle (nouvelle représentation publique); une autre personne la perçoit et forme une représentation mentale qui lui est propr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ourant sur lequel il base sa théorie. Le système cognitif est vu comme un ensemble de modules de traitement de l'information indépendants (introduits par Fodor, 1983),<text:note text:id="ftn0" text:note-class="footnote"><text:note-citation>1</text:note-citation><text:note-body><text:p text:style-name="Footnote">Sperber va en réalité plus loin que Fodor à l'époque, en défendant une modularité non seulement des processus de perception, mais aussi de la pensée (Sperber, 1996 : 119‑120).</text:p></text:note-body></text:note> et seule une partie de ces modules est activée lors de la perception d'une représentation. Ces modules ont évolué par sélection naturelle il y a plusieurs centaines de milliers d'années, et le décalage entre les situations pour lesquelles les modules ont évolué et les représentations qu'ils traitent aujourd'hui est un des nombreux éléments permettant de comprendre la pertinence, et donc la diffusion, de représentations dans un contexte écologique donné (Sperber, 1996 : 138‑140). Sperber combine donc l'idée d'une modularité de l'esprit et de la pensée à la description de la culture à partir de parties perçues, transformées, et produites de façon continue.</text:p>
      <text:p text:style-name="Text_20_body">Certaines représentations semblent être partagées par tous les membres d'une société, à quelques variations près, sans subir de grandes transformations; par exemple des façons de s'habiller, des pratiques alimentaires, ou des savoirs technologiques. Pour rendre compte de la stabilité de telles représentations, constitutives d'une culture donnée, malgré les transformations permanentes auxquelles elles devraient être soumises, Sperber propose que l'interaction des facteurs psychologiques et écologiques donne lieu à des «attracteurs culturels»: des agrégats de représentations dont la distribution est stable dans le temps, et qui attirent les représentations voisines. Des représentations proches de cet agrégat auront tendence à s'en rapprocher lorsqu'elles sont transformées. L'étude de l'existence de ces attracteurs ainsi que leur caractérisation permet alors de rendre compte de l'évolution d'une culture, ce qui en fait un des sujets d'étude principaux de l'épidémiologie des représentations (Sperber, 1996 : 106‑118).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intelligibles au prix de certaines approximations. Ce sont les fondements permettant certaines de ces approximations, présents également dans la mémétique,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qui souligne certaines limites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connues en linguistique.</text:p>
      <text:p text:style-name="Text_20_body">D'après Ingold, l'approche épidémiologique de Sperber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étudiant la <text:span text:style-name="T6">culture</text:span> comme une distribution de représentations. Le biologique et le cognitif définissent, pour la strate culturelle, la façon dont les représentations évoluent (en particulier au travers des biais de perception), mais la connaissance de la culture n'est pas indispensable à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 dualisme séparant substance et forme. (2) Sans ces séparations entre substance et forme, il n'est pas possible de distinguer conceptuellement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ADN est un matériau participant aux interactions entre tous les éléments d'une cellule pour la synthèse des protéines, sans toujours coder de spécification univoque. Cette observation est d'ailleurs au fondement de la biologie évolutive du développement, ou «évo-dévo», qui a montré que des processus développementaux différents peuvent produire des organismes différents à partir des mêmes gènes régulés différemment (West-Eberhard, 2003): si la régulation des gènes ou l'environnement de développement changent, deux organismes ayant le même ADN peuvent être sensiblement différents à l'âge adulte. En un mot, la distinction entre gène et développement,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 (Pigliucci, 2007).</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e dualisme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en revanche, propose réellement un pont ontologique entre sciences sociales et sciences cognitives: il part des différentes notions de représentation publique venant des sciences sociales (par exemple une image, un discours, ou une idéologie), et se propose d'en rendre compte à l'aide de la notion de représentation mentale des sciences cognitives. Il propose ainsi de naturaliser les sciences sociales en reconceptualisant la culture comme un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ou produite. Ainsi, Sperber se distancie à la fois d'une idée du type «table rase» qui considérerait que la psychologie n'a pas d'incidence sur la culture (Sperber, 1996 : 63‑66), et d'une approche biologisante de la culture appliquant directement le modèle néo-darwinien (Sperber, 1996 : 101).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ont en commun une certaine notion de ce qu'est la culture: un ensemble d'objets dotés de «contenu culturel», tels les mèmes ou les représentations, que les êtres humains acquièrent, transforment et transmettent, et qui évolue parallèlement et en interaction avec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objets culturels implique bien plus que Sperber et Dawkins ne l'entendent, et de l'autre, que la culture est décrite par des façons de percevoir et d'agir, c'est-à-dire par une éducation de l'attention,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2" text:note-class="footnote"><text:note-citation>3</text:note-citation><text:note-body><text:p text:style-name="Footnote">Ici et dans tout ce qui suit, les traductions de travaux en anglais sont les miennes.</text:p></text:note-body></text:note> (Sperber, 1996 : 61). Pour Sperber donc, cette recette de cuisine est un morceau de culture. Pour Ingold au contraire, la cultur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ulture d'un cuisinier est le savoir pratique de toutes ces tâches et de leur mise en pratique dynamique,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h text:style-name="Heading_20_2" text:outline-level="2">Trois degrés de critique</text:h>
      <text:p text:style-name="First_20_paragraph">La ligne d'Ingold rapportée ci-dessus peut être comprise en trois degrés de critique.</text:p>
      <text:p text:style-name="Text_20_body">Le premier est une critique du dualisme consistant à séparer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Ce dualisme trouverait sa source dans l'approche de l'évolution biologique centrée sur les gènes, mais serait également présent dans les approches de l'évolution culturelle centrées sur les contenus culturels, mèmes ou représentations, qu'ils se réclament du darwinisme ou non.<text:note text:id="ftn3" text:note-class="footnote"><text:note-citation>4</text:note-citation><text:note-body><text:p text:style-name="Footnote">D'autres approches, comme celle de Mesoudi qui propose une évolution culturelle darwinienne et explicitement non néo-darwinienne, où la culture n'est pas atomique et sa transmission peut être lamarckienne (2011 : 40‑47), séparent également une notion d'information culturelle encodée dans le cerveau, d'une réalisation de cette information sous forme comportementale, langagière, ou institutionnelle (Mesoudi, 2011 : 3).</text:p></text:note-body></text:note></text:p>
      <text:p text:style-name="Text_20_body">Cette critique correspond à remarquer que Sperber et Dawkins adoptent la conception orthodoxe des sciences cognitives, selon laquelle la cognition est essentiellement un traitement de l'information opéré par le cerveau, agissant sur et utilisant des représentations dotées de contenu informationnel. Ingold s'appuie ainsi sur le «tournant E» en sciences cognitives (pour cognition énactive, «embodied» (corporisée), «embedded» (située), et étendue) qui critique la notion de représentation pour ce que Thompson (2007) appelle un «dualisme informationnel», c'est-à-dire la dichotomie créée entre un monde de significations mentales et un monde d'actions physiques, et la difficulté à rendre compte de façon naturaliste du contenu d'une représentation mentale (voir par exemple O’Regan et Noë, 2001 ; et Hutto et Myin, 2013). La conception orthodoxe réifierait les représentations pour les séparer conceptuellement de leurs manifestations concrètes dans des interactions, permettant ainsi de penser l'évolution culturelle comme des ensembles de représentations évoluant parallèlement à l'évolution biologique.<text:note text:id="ftn4" text:note-class="footnote"><text:note-citation>5</text:note-citation><text:note-body><text:p text:style-name="Footnote">Sperber connaît le débat sur le contenu des représentations, qui fait l'objet de nombreux travaux en philosophie de l'esprit, et explique avoir été influencé par la position de Millikan (1984). Pour lui, «le contenu d'un concept n'est pas une propriété intrinsèque, mais plutôt une propriété relationelle de la réalisation neurale de ce concept, et dépend de l'environnement et de l'histoire [...] de cet objet neural» (Sperber, 1996 : 135, et note n°40). Mais la théorie de Millikan, qui cherche à naturaliser une notion de contenu représentationnel, a été vue récemment comme très similaire à une position non-représentationnelle proche de Wittgenstein (1958[1953] ; Harvey, 2015 : 104‑105). Si cette précision offerte par Sperber ne clarifie donc pas sa position sur le sujet, le reste de son livre utilise le vocabulaires des représentations, qu'elles soient naturalisées ou non. Notamment, il ne discute pas la possibilité d'une approche moins centrée sur les représentations, déléguant la question au débat philosophique qui la discute encore aujourd'hui.</text:p></text:note-body></text:note></text:p>
      <text:p text:style-name="Text_20_body">Le deuxième degré de critique d'Ingold conteste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 (Ingold, 2007 : 16, emphase dans l'original)</text:p>
      <text:p text:style-name="First_20_paragraph">Ingold s'appuie alors sur les travaux de Mauss (1936) sur le développement des techniques du corps comme la marche, l'écologie de l'esprit de Bateson (1972), l'approche écologique de la vision de Gibson (2014[1979]), et le sens pratique de Bourdieu (1980), pour argumenter que la culture est, d'après lui, une chose essentiellement biologique.</text:p>
      <text:p text:style-name="Text_20_body">Enfin le troisième degré de critique, sur lequel je ne m'attarderai pas ici, s'attaque à la notion d'organisme elle-même. La théorie des systèmes de développement propose de prendre comme unité d'étude biologique le cycle de développement entier d'un organisme dans un environnement qu'il contribue à façonner, en symbiose avec de nombreux autres organismes qu'il contient même parfois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text:note text:id="ftn5" text:note-class="footnote"><text:note-citation>6</text:note-citation><text:note-body><text:p text:style-name="Footnote">Cependant Krakauer <text:span text:style-name="T51">et</text:span><text:span text:style-name="T52"> </text:span><text:span text:style-name="T53">al.</text:span> (2014) semblent développer une réponse à cette ligne, en proposant de détecter des frontières organisme-environnement sur la base de considérations de théorie de l'information en mathématiques.</text:p></text:note-body></text:note></text:p>
      <text:p text:style-name="Text_20_body">Il faut voir que, même en ne gardant que le premier degré de sa critique, Ingold cherche à éviter toute notion de contenu et de contenant au fondement d'une ontologie liant le biologique, le cognitif et le social. À la manière du courant anti-représentationnaliste en philosophie de l'esprit, il propose d'avancer sans utiliser la notion de représentation, en mettant les relations entre organismes et avec l'environnement au centre de toute théorie alternative.</text:p>
      <text:h text:style-name="Heading_20_1" text:outline-level="1">Application à la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L'application de cette discussion à la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En effet, ces dualismes semblent être des cas d'application du dualisme informationnel discuté ci-dessus: puisque le langage est aussi un véhicule pour représentations mentales et culturelles, la notion de signification linguistique peut être vue comme l'application de la notion de contenu d'une représentation mentale, et la notion de mise en pratique du langage (par exemple la parole) comme l'application de la notion de représentation publique. Cependant, une complication apparaît dans l'application de cette discussion à la linguistique: il semble difficile de nier l'aspect représentationnel du langage, qui est justement une des propriétés centrales qu'il s'agit d'expliquer. Pour autant, il est tout aussi difficile de refuser la critique d'Ingold sans adopter un dualisme informationnel.</text:p>
      <text:p text:style-name="Text_20_body">Mon objectif dans cette deuxième partie est de montrer, d'une part, que malgré la contradiction qu'elle soulève, la discussion de la partie précédente est pertinente pour l'utilisation de la mémétique ou de l'épidémiologie des représentations en linguistique,<text:note text:id="ftn6" text:note-class="footnote"><text:note-citation>7</text:note-citation><text:note-body><text:p text:style-name="Footnote">De façon similaire, Croft (2013) discute les implications de la théorie des systèmes de développement pour sa théorie de l'évolution darwinienne du langage. Ici, je m'intéresserai à l'évolution des énoncés langagiers et leur signification, et non à l'évolution du langage lui-même. Les deux discussions ont néanmoins un certain nombre de points communs.</text:p></text:note-body></text:note> d'autre part qu'une proposition alternative, basée sur les sciences cognitives énactives, est en train d'ouvrir une voie potentielle pour résoudre cette contradiction.</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l'explique la discussion de la première partie, est bien une réalité au moment d'étudier la façon dont c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e niveau d'analyse le plus fidèle à la théorie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rtaines représentations devient évident au moment de trancher cette question pour définir une hypothèse: dans de nombreux cas, ce que les interlocuteurs comprennent d'un énoncé est une construction émanant non seulement de la situation concrète du lecteur mais aussi de la dynamique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7" text:note-class="footnote"><text:note-citation>8</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eur histoire commune, cette conversation pourtant publique ne nous permet pas de savoir ce qui a été échangé sur le fond, ni même ce que signifie le message initial pour l'un ou l'autre des participants.</text:p>
      <text:p text:style-name="Text_20_body">Revenons alors à la question d'origine: les transformations de telles représentations publiques, ou mèmes, et leur évolution au cours de leur diffusion. En appliquant la discussion de la première partie à l'exemple ci-dessus, on comprend qu'un projet visant à étudier les transformations du contenu de représentations langagières ne peut avoir accès, dans beaucoup de cas, qu'à des artefacts faisant partie d'un processus de création de sens plus large. Pour attribuer un sens à un énoncé, c'est-à-dire précisément un contenu aux représentations étudiées, il semble souvent indispensable d'avoir un accès à la situation dynamique concrète dans laquelle les énoncés sont interprétés (sans parler de l'appareillage pratique et théorique pour analyser cette situation), ou de créer des situations expérimentales suffisamment englobantes pour contrôler une grande partie de la dynamique interprétative. Ce pourrait être envisageable, par exemple, dans un jeu vidéo, où les participants seraient suffisamment immergés dans un univers contrôlé par l'expérimentateur pour que le sens créé dans toute interaction soit unique. Dans ce cas, on pourrait imaginer étudier quelles dynamiques d'interaction produisent un sens plutôt qu'un autre. Mais alors un élément central des modèles mémétique et épidémiologique, qui consiste à regarder les représentations comme portant du contenu existant au moins partiellement en dehors des situations dynamiques dans lesquelles elles apparaissent, est perdu.</text:p>
      <text:p text:style-name="Text_20_body">Un projet d'étude empirique des représentations langagières, dans le cadre proposé par l'épidémiologie des représentations, est donc souvent contraint d'analyser la forme des représentations sans avoir accès à leur contenu. C'est ce que font par exemple Adamic <text:span text:style-name="T58">et</text:span><text:span text:style-name="T59"> </text:span><text:span text:style-name="T60">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u sens créé par les interactions impliquant ces représentations, en revanche, n'est souvent pas possible pour une telle approche aveugle aux situations d'interaction et à leur dynamique.</text:p>
      <text:p text:style-name="Text_20_body">L'étude empirique de l'épidémiologie des représentations semble refléter ce problème: à ce jour, les principaux résultats portent sur des mesures non sémantiques telles que la transmissibilité (par exemple par Claidière <text:span text:style-name="T61">et</text:span><text:span text:style-name="T62"> </text:span><text:span text:style-name="T63">al.</text:span>, 2014, qui étudient les transformations de motifs visuels abstraits chez les grands singes) ou la mémorabilité (Danescu-Niculescu-Mizil <text:span text:style-name="T64">et</text:span><text:span text:style-name="T65"> </text:span><text:span text:style-name="T66">al.</text:span>, 2012), ou impliquent une importante composante interprétative prenant la dynamique d'interaction en compte (Moussaïd, Brighton et Gaissmaier, 2015). On pourrait se tourner ici vers la théorie de la pertinence des représentations langagières développée par Sperber et Wilson (1995[1986]), reliant l'interprétation d'un énoncé aux nouvelles inférences pertinentes que celui-ci permet de faire dans une situation donnée. Cette théorie permet en effet de comprendre de nombreux phénomènes du sens pragmatique,<text:note text:id="ftn8" text:note-class="footnote"><text:note-citation>9</text:note-citation><text:note-body><text:p text:style-name="Footnote">Notamment, elle prédit un résultat de Danescu-Niculescu-Mizil <text:span text:style-name="T67">et</text:span><text:span text:style-name="T68"> </text:span><text:span text:style-name="T69">al.</text:span> (2012), selon lequel des énoncés mémorables sont souvent des énoncés adaptables à beaucoup de contextes.</text:p></text:note-body></text:note> et Sperber se base dessus pour analyser le contexte dans l'épidémiologie des représentations. Elle est cependant basée sur le même dualisme entre contenants et contenus sémantiques discuté ci-dessus, ne prend pas en compte la dynamique des interactions, et n'est à notre connaissance pas utilisée aujourd'hui dans les applications empiriques de l'épidémiologie des représentations.</text:p>
      <text:p text:style-name="Text_20_body">Cette théorie reste donc difficile à appliquer dans le cas linguistique: le problème du sens des représentations pousse à analyser la dynamique d'interaction le plus complètement possible, en perdant une des forces de la théorie, à savoir la généralité de la notion de représentation dont le contenu ne devrait dépendre qu'en partie des situations d'interaction. Cependant une autre naturalisation du sens en linguistique, basée sur les dynamiques d'interaction, est en train d'être développée dans la tradition énactive des sciences cognitives. Bien qu'elle soit pour l'instant moins formalisée que l'approche adoptée par Sperber, elle pourrait jouer un rôle important dans une théorie alternative liant biologique, cognitif, et social.</text:p>
      <text:h text:style-name="Heading_20_2" text:outline-level="2">Penser la dynamique du sens</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Mais des complications apparaissent lorsqu'il s'agit d'utiliser ces notions dans une analyse à sensibilité quantitative: comme l'explique Becker (1996), le passage du qualitatif au quantitatif consiste essentiellement à sélectionner certaines composantes d'un phénomène pour les agréger en quantité, avec une perte de précision dans l'observation individuelle correspondant aux composante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et de l'épidémiologie des représentations, comme on l'a vu, la dynamique et le détail d'une situation d'interaction font partie des composantes secondaires, ce qui, d'après Ingold, limite les possibilités de compréhension sémantique. Une analyse quantitative de la signification nécessite donc de penser la dynamique de l'interaction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ynamique des organismes à leur environnement. Dans cette dernière partie je voudrais présenter les grandes lignes de cette tradition et l'approche du langage qu'elle développe. Sans réellement lui rendre justice, j'esquisse les idées qui pourraient permettre de surmonter le problème du sens, présent lorsque les représentations sont mises au fondement de la cognition.</text:p>
      <text:p text:style-name="Text_20_body">La première articulation concrète de cette approche dans les sciences cognitives est habituellement attribuée à Varela, Thompson et Rosch (1991) qui développent une étude de la cognition inspirée de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Torrance, 2006 ; Thompson, 2007).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cette dernière comme une «activité exploratoire» (O’Regan et Noë, 2001 : 2) et non comme un problème d'inférence à partir de mesures dégradées. Pour cette approche, le fait de percevoir visuellement un objet n'est pas inférer et se représenter sa forme et ses propriétés, telles que sa couleur ou sa rugosité, mais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ressentis différent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témoignera d'une sensation similaire à celle de la vision naturelle, parce que les contingences sensorimotrices de l'appareil sont très proches de celles de la vue. Notamment, cette sensation de vision disparaît lorsque le sujet ne contrôle pas les mouvements de la caméra, c'est-à-dire quand il reçoit les stimulations sans en contrôler l'exploration (O’Regan et Noë, 2001 : 20). Ces expériences ont contribué à montrer que la perception et l'action sont les deux faces d'une même boucle dynamique d'interaction avec l'environnement, et l'approche générale permet de naturaliser le ressenti des différentes modalités sensorielles.</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est précaire, et se dissout si les processus qui forment le système dynamique cessent; toute interaction avec l'environnement a donc du sens et une valeur pour cet organisme, car elle a des conséquences sur le maintien de son identité et son autonomie. L'organisme va alors réguler l'intensité de son couplage avec l'environnement en fonction de l'impact que ce couplage peut avoir sur son autonomie, c'est-à-dire en fonction du sens qui émerge de cette interaction.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0">est</text:span> précisément la cognition (De Jaegher et Di Paolo, 2007). Les auteurs étendent ainsi la naturalisation des sensations perceptives discutée dans le paragraphe précédent à toute la cognition.</text:p>
      <text:p text:style-name="Text_20_body">La troisième étape développe la notion d'interaction entre organismes comme composante non réductible à la somme des actions des participants. De Jaegher et Di Paolo (2007) montrent d'abord comment certaines interactions ne peuvent être comprises qu'en prenant en compte la dynamique de couplage entre les participants, comme par exemple dans la situation d'interaction minimale étudiée par Auvray, Lenay et Stewart (2009), où les participants résolvent une tâche collectivement sans pour autant pouvoir distinguer entre l'autre participant et les stimuli propres à l'expérience. Puis les auteurs montrent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ayant acquis une autonomie propre, impose aux organismes. En effet, la dynamique d'une interaction crée des régularités qui agissent en retour sur les participants, comme par exemple les croisements en sens opposés dans la simulation de croisement perceptuel de Di Paolo, Rohde et Iizuka (2008 : 286); la répétition de ces régularités finit par créer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et recevoir (Cuffari, Di Paolo et De Jaegher, 2014 : 14). Cette organisation donne lieu à l'émergence de nouvelles régularités, menant à d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p. 4). Ainsi, l'activité langagière «émerge comme une forme spéciale d'agence sociale, c'est-à-dire une solution particulière à une certaine progression de problèmes conceptuels venant de tensions récurrentes entre les niveaux individuel et interactif du faire-sens» (p. 4). Dans ce cadre, «les mots sont des motifs disponibles pour énacter certaines formes de faire-sens» (p. 32). Autrement dit, le langage est considéré comme une façon d'interagir régulée par des conventions imbriquées, plutôt que comme un système de règles abstraites appariées à un contenu sémantique séparé.</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ropose cependant un cadre pour l'étude de la dynamique d'interaction dans laquelle le sens linguistique est créé. Si cette approche n'explique pas encore les propriétés représentationnelles du langage, elle fournit des outils pour naturaliser la sémantique sans recourir à des dualismes, répondant ainsi au premier degré de critique d'Ingold dans le cas linguistique. Cette approche pourrait donc participer à former une théorie de la relation entre le biologique, le cognitif, et le social, naturalisant toute notion de contenu et contenant.</text:p>
      <text:h text:style-name="Heading_20_1" text:outline-level="1">Conclusion</text:h>
      <text:p text:style-name="First_20_paragraph">La mémétique et l'épidémiologie des représentations proposent des descriptions unifiées de la culture qui, dans leur application à l'analyse linguistique, fournissent un cadre pour l'étude de la diffusion et des mutations de représentations langagières. Dans cet article notre propos a été de montrer que, au-delà des nombreux désaccords sur la façon d'articuler les sciences sociales avec les sciences cognitives, ces deux théories sont fondées sur une conception représentationnaliste de la cognition qui entraîne certaines complications au moment de les appliquer en linguistique. Pour cela j'ai commencé par synthétiser la critique qu'Ingold fait à l'approche épidémiologique, détaillant le dualisme informationnel qu'il considère présent à plusieurs niveaux de cette théorie, puis présentant l'extension de sa critique à la séparation entre le culturel et le biologique. J'ai ensuite cherché à montrer que cette critique est pertinente, et relativement incontournable, pour une application linguistique de l'épidémiologie des représentations: en pratique, il semble impossible d'étudier une évolution du sens des représentations dans le strict cadre épidémiologique. J'ai enfin esquissé les grandes lignes d'un cadre conceptuel alternatif pour l'étude du langage, basé sur la tradition énactive en sciences cognitives. Celui-ci étudie la cognition comme une dynamique d'interaction entre organismes, et conçoit l'activité langagière comme une forme d'interaction créatrice de sens et régulée par plusieurs niveaux de conventions endogènes. Si l'aspect représentationnel du langage ne semble pas encore expliqué par cette conceptualisation, elle permet néanmoins de comprendre le sens comme une émanation de l'interaction, et donne un cadre pour l'étude naturaliste et quantitative du sens linguistique.</text:p>
      <text:p text:style-name="Text_20_body">Malgré l'intelligibilité que les modèles mémétique et d'épidémiologie des représentations apportent à certains phénomènes de diffusion linguistique, leur application à des cas concrets comme celui présenté dans cet article laisse ouverte la définition du contenu des représentations et des mèmes. Celle-ci est pourtant cruciale au moment de générer des hypothèses falsifiables pour l'exploration empirique de ces théories. Trancher cette question nécessite d'élargir la focale pour analyser la dynamique des interactions dans lesquelles les représentations apparaissent, une démarche que l'approche énactive du langage est en train de formaliser, et qui pourrait déjà inspirer de nouvelles expériences permettant d'explorer les possibilités et les limites du paradigme épidémiologique en linguistique.</text:p>
      <text:h text:style-name="Heading_20_1" text:outline-level="1">Remerciements</text:h>
      <text:p text:style-name="First_20_paragraph">Je voudrais remercier Camille Roth et Barbara Bauduin pour leurs précieux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1">Darwinizing</text:span><text:span text:style-name="T72"> </text:span><text:span text:style-name="T73">culture</text:span><text:span text:style-name="T74">:</text:span><text:span text:style-name="T75"> </text:span><text:span text:style-name="T76">The</text:span><text:span text:style-name="T77"> </text:span><text:span text:style-name="T78">status</text:span><text:span text:style-name="T79"> </text:span><text:span text:style-name="T80">of</text:span><text:span text:style-name="T81"> </text:span><text:span text:style-name="T82">memetics</text:span><text:span text:style-name="T83"> </text:span><text:span text:style-name="T84">as</text:span><text:span text:style-name="T85"> </text:span><text:span text:style-name="T86">a</text:span><text:span text:style-name="T87"> </text:span><text:span text:style-name="T88">science</text:span>. Oxford; New York: Oxford University Press.</text:p>
      <text:p text:style-name="Text_20_body">Auvray, Malika, Charles Lenay et John Stewart. 2009. Perceptual Interactions in a Minimalist Virtual Environment. <text:span text:style-name="T89">New</text:span><text:span text:style-name="T90"> </text:span><text:span text:style-name="T91">Ideas</text:span><text:span text:style-name="T92"> </text:span><text:span text:style-name="T93">in</text:span><text:span text:style-name="T94"> </text:span><text:span text:style-name="T95">Psychology</text:span> 27(1). 32‑47.</text:p>
      <text:p text:style-name="Text_20_body">Bateson, Gregory. 1972. <text:span text:style-name="T96">Steps</text:span><text:span text:style-name="T97"> </text:span><text:span text:style-name="T98">to</text:span><text:span text:style-name="T99"> </text:span><text:span text:style-name="T100">an</text:span><text:span text:style-name="T101"> </text:span><text:span text:style-name="T102">Ecology</text:span><text:span text:style-name="T103"> </text:span><text:span text:style-name="T104">of</text:span><text:span text:style-name="T105"> </text:span><text:span text:style-name="T106">Mind</text:span><text:span text:style-name="T107">:</text:span><text:span text:style-name="T108"> </text:span><text:span text:style-name="T109">Collected</text:span><text:span text:style-name="T110"> </text:span><text:span text:style-name="T111">Essays</text:span><text:span text:style-name="T112"> </text:span><text:span text:style-name="T113">in</text:span><text:span text:style-name="T114"> </text:span><text:span text:style-name="T115">Anthropology</text:span><text:span text:style-name="T116">,</text:span><text:span text:style-name="T117"> </text:span><text:span text:style-name="T118">Psychiatry</text:span><text:span text:style-name="T119">,</text:span><text:span text:style-name="T120"> </text:span><text:span text:style-name="T121">Evolution</text:span><text:span text:style-name="T122">,</text:span><text:span text:style-name="T123"> </text:span><text:span text:style-name="T124">and</text:span><text:span text:style-name="T125"> </text:span><text:span text:style-name="T126">Epistemology</text:span>. University of Chicago Press.</text:p>
      <text:p text:style-name="Text_20_body">Becker, Howard S. 1996. The Epistemology of Qualitative Research. In R. Jessor, A. Colby et R. A. Shweder (éd.), <text:span text:style-name="T127">Ethnography</text:span><text:span text:style-name="T128"> </text:span><text:span text:style-name="T129">and</text:span><text:span text:style-name="T130"> </text:span><text:span text:style-name="T131">Human</text:span><text:span text:style-name="T132"> </text:span><text:span text:style-name="T133">Development:</text:span><text:span text:style-name="T134"> </text:span><text:span text:style-name="T135">Context</text:span><text:span text:style-name="T136"> </text:span><text:span text:style-name="T137">and</text:span><text:span text:style-name="T138"> </text:span><text:span text:style-name="T139">Meaning</text:span><text:span text:style-name="T140"> </text:span><text:span text:style-name="T141">in</text:span><text:span text:style-name="T142"> </text:span><text:span text:style-name="T143">Social</text:span><text:span text:style-name="T144"> </text:span><text:span text:style-name="T145">Inquiry</text:span>, 53‑71. (The John D. and Catherine T. MacArthur Foundation series on mental health and development.). Chicago, IL, US: University of Chicago Press.</text:p>
      <text:p text:style-name="Text_20_body">Bourdieu, Pierre. 1980. <text:span text:style-name="T146">Le</text:span><text:span text:style-name="T147"> </text:span><text:span text:style-name="T148">sens</text:span><text:span text:style-name="T149"> </text:span><text:span text:style-name="T150">pratique</text:span>. Paris: Editions de Minuit.</text:p>
      <text:p text:style-name="Text_20_body">Boyd, Robert et Peter J Richerson. 1985. <text:span text:style-name="T151">Culture</text:span><text:span text:style-name="T152"> </text:span><text:span text:style-name="T153">and</text:span><text:span text:style-name="T154"> </text:span><text:span text:style-name="T155">the</text:span><text:span text:style-name="T156"> </text:span><text:span text:style-name="T157">evolutionary</text:span><text:span text:style-name="T158"> </text:span><text:span text:style-name="T159">process</text:span>. Chicago: University of Chicago Press.</text:p>
      <text:p text:style-name="Text_20_body">Claidière, Nicolas, Kenny Smith, Simon Kirby et Joël Fagot. 2014. Cultural evolution of systematically structured behaviour in a non-human primate. <text:span text:style-name="T160">Proceedings</text:span><text:span text:style-name="T161"> </text:span><text:span text:style-name="T162">of</text:span><text:span text:style-name="T163"> </text:span><text:span text:style-name="T164">the</text:span><text:span text:style-name="T165"> </text:span><text:span text:style-name="T166">Royal</text:span><text:span text:style-name="T167"> </text:span><text:span text:style-name="T168">Society</text:span><text:span text:style-name="T169"> </text:span><text:span text:style-name="T170">of</text:span><text:span text:style-name="T171"> </text:span><text:span text:style-name="T172">London</text:span><text:span text:style-name="T173"> </text:span><text:span text:style-name="T174">B</text:span><text:span text:style-name="T175">:</text:span><text:span text:style-name="T176"> </text:span><text:span text:style-name="T177">Biological</text:span><text:span text:style-name="T178"> </text:span><text:span text:style-name="T179">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0">Explaining</text:span><text:span text:style-name="T181"> </text:span><text:span text:style-name="T182">Language</text:span><text:span text:style-name="T183"> </text:span><text:span text:style-name="T184">Change</text:span><text:span text:style-name="T185">:</text:span><text:span text:style-name="T186"> </text:span><text:span text:style-name="T187">An</text:span><text:span text:style-name="T188"> </text:span><text:span text:style-name="T189">Evolutionary</text:span><text:span text:style-name="T190"> </text:span><text:span text:style-name="T191">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2">The</text:span><text:span text:style-name="T193"> </text:span><text:span text:style-name="T194">Descent</text:span><text:span text:style-name="T195"> </text:span><text:span text:style-name="T196">of</text:span><text:span text:style-name="T197"> </text:span><text:span text:style-name="T198">Man</text:span><text:span text:style-name="T199">,</text:span><text:span text:style-name="T200"> </text:span><text:span text:style-name="T201">and</text:span><text:span text:style-name="T202"> </text:span><text:span text:style-name="T203">Selection</text:span><text:span text:style-name="T204"> </text:span><text:span text:style-name="T205">in</text:span><text:span text:style-name="T206"> </text:span><text:span text:style-name="T207">Relation</text:span><text:span text:style-name="T208"> </text:span><text:span text:style-name="T209">to</text:span><text:span text:style-name="T210"> </text:span><text:span text:style-name="T211">Sex</text:span>. Princeton, N.J.: Princeton University Press.</text:p>
      <text:p text:style-name="Text_20_body">Dawkins, Richard. 2006[1976]. <text:span text:style-name="T212">The</text:span><text:span text:style-name="T213"> </text:span><text:span text:style-name="T214">Selfish</text:span><text:span text:style-name="T215"> </text:span><text:span text:style-name="T216">Gene</text:span>. Oxford; New York: Oxford University Press.</text:p>
      <text:p text:style-name="Text_20_body">De Jaegher, Hanne et Ezequiel Di Paolo. 2007. Participatory sense-making. <text:span text:style-name="T217">Phenomenology</text:span><text:span text:style-name="T218"> </text:span><text:span text:style-name="T219">and</text:span><text:span text:style-name="T220"> </text:span><text:span text:style-name="T221">the</text:span><text:span text:style-name="T222"> </text:span><text:span text:style-name="T223">Cognitive</text:span><text:span text:style-name="T224"> </text:span><text:span text:style-name="T225">Sciences</text:span> 6(4). 485‑507.</text:p>
      <text:p text:style-name="Text_20_body">Di Paolo, Ezequiel A., Marieke Rohde et Hiroyuki Iizuka. 2008. Sensitivity to Social Contingency or Stability of Interaction? Modelling the Dynamics of Perceptual Crossing. <text:span text:style-name="T226">New</text:span><text:span text:style-name="T227"> </text:span><text:span text:style-name="T228">Ideas</text:span><text:span text:style-name="T229"> </text:span><text:span text:style-name="T230">in</text:span><text:span text:style-name="T231"> </text:span><text:span text:style-name="T232">Psychology</text:span> 26(2). (Dynamics and Psychology). 278‑294.</text:p>
      <text:p text:style-name="Text_20_body">Fisher, Ronald A et J. H Bennett. 1999[1930]. <text:span text:style-name="T233">The</text:span><text:span text:style-name="T234"> </text:span><text:span text:style-name="T235">genetical</text:span><text:span text:style-name="T236"> </text:span><text:span text:style-name="T237">theory</text:span><text:span text:style-name="T238"> </text:span><text:span text:style-name="T239">of</text:span><text:span text:style-name="T240"> </text:span><text:span text:style-name="T241">natural</text:span><text:span text:style-name="T242"> </text:span><text:span text:style-name="T243">selection</text:span><text:span text:style-name="T244">:</text:span><text:span text:style-name="T245"> </text:span><text:span text:style-name="T246">A</text:span><text:span text:style-name="T247"> </text:span><text:span text:style-name="T248">complete</text:span><text:span text:style-name="T249"> </text:span><text:span text:style-name="T250">variorum</text:span><text:span text:style-name="T251"> </text:span><text:span text:style-name="T252">edition</text:span>. Oxford: Oxford University Press.</text:p>
      <text:p text:style-name="Text_20_body">Fodor, Jerry A. 1983. <text:span text:style-name="T253">The</text:span><text:span text:style-name="T254"> </text:span><text:span text:style-name="T255">Modularity</text:span><text:span text:style-name="T256"> </text:span><text:span text:style-name="T257">of</text:span><text:span text:style-name="T258"> </text:span><text:span text:style-name="T259">Mind</text:span><text:span text:style-name="T260">:</text:span><text:span text:style-name="T261"> </text:span><text:span text:style-name="T262">An</text:span><text:span text:style-name="T263"> </text:span><text:span text:style-name="T264">Essay</text:span><text:span text:style-name="T265"> </text:span><text:span text:style-name="T266">on</text:span><text:span text:style-name="T267"> </text:span><text:span text:style-name="T268">Faculty</text:span><text:span text:style-name="T269"> </text:span><text:span text:style-name="T270">Psychology</text:span>. Cambridge, Mass.: MIT Press.</text:p>
      <text:p text:style-name="Text_20_body">Gibson, James J. 2014[1979]. <text:span text:style-name="T271">The</text:span><text:span text:style-name="T272"> </text:span><text:span text:style-name="T273">Ecological</text:span><text:span text:style-name="T274"> </text:span><text:span text:style-name="T275">Approach</text:span><text:span text:style-name="T276"> </text:span><text:span text:style-name="T277">to</text:span><text:span text:style-name="T278"> </text:span><text:span text:style-name="T279">Visual</text:span><text:span text:style-name="T280"> </text:span><text:span text:style-name="T281">Perception</text:span><text:span text:style-name="T282">:</text:span><text:span text:style-name="T283"> </text:span><text:span text:style-name="T284">Classic</text:span><text:span text:style-name="T285"> </text:span><text:span text:style-name="T286">Edition</text:span>. Psychology Press.</text:p>
      <text:p text:style-name="Text_20_body">Harvey, Matthew I. 2015. Content in Languaging: Why Radical Enactivism Is Incompatible with Representational Theories of Language. <text:span text:style-name="T287">Language</text:span><text:span text:style-name="T288"> </text:span><text:span text:style-name="T289">Sciences</text:span> 48. 90‑129.</text:p>
      <text:p text:style-name="Text_20_body">Hutto, Daniel D et Erik Myin. 2013. <text:span text:style-name="T290">Radicalizing</text:span><text:span text:style-name="T291"> </text:span><text:span text:style-name="T292">Enactivism</text:span><text:span text:style-name="T293">:</text:span><text:span text:style-name="T294"> </text:span><text:span text:style-name="T295">Basic</text:span><text:span text:style-name="T296"> </text:span><text:span text:style-name="T297">Minds</text:span><text:span text:style-name="T298"> </text:span><text:span text:style-name="T299">Without</text:span><text:span text:style-name="T300"> </text:span><text:span text:style-name="T301">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02">The</text:span><text:span text:style-name="T303"> </text:span><text:span text:style-name="T304">Debated</text:span><text:span text:style-name="T305"> </text:span><text:span text:style-name="T306">Mind</text:span><text:span text:style-name="T307">:</text:span><text:span text:style-name="T308"> </text:span><text:span text:style-name="T309">Evolutionary</text:span><text:span text:style-name="T310"> </text:span><text:span text:style-name="T311">Psychology</text:span><text:span text:style-name="T312"> </text:span><text:span text:style-name="T313">Versus</text:span><text:span text:style-name="T314"> </text:span><text:span text:style-name="T315">Ethnography</text:span>, 113‑153. Oxford &amp; New York: Berg.</text:p>
      <text:p text:style-name="Text_20_body">Ingold, Tim. 2004. Beyond biology and culture. The meaning of evolution in a relational world. <text:span text:style-name="T316">Social</text:span><text:span text:style-name="T317"> </text:span><text:span text:style-name="T318">Anthropology</text:span> 12(2). 209‑221.</text:p>
      <text:p text:style-name="Text_20_body">Ingold, Tim. 2007. The trouble with « evolutionary biology ». <text:span text:style-name="T319">Anthropology</text:span><text:span text:style-name="T320"> </text:span><text:span text:style-name="T321">Today</text:span> 23(2). 13‑17.</text:p>
      <text:p text:style-name="Text_20_body">Ingold, Tim et Gisli Palsson. 2014. Biosocial Becomings Integrating Social and Biological Anthropology | Biological Anthropology and Primatology. <text:span text:style-name="T322">Cambridge</text:span><text:span text:style-name="T323"> </text:span><text:span text:style-name="T324">University</text:span><text:span text:style-name="T325"> </text:span><text:span text:style-name="T326">Press</text:span>.</text:p>
      <text:p text:style-name="Text_20_body">Jablonka, Eva M. 2001. The Systems of Inheritance. In Susan Oyama, Paul Griffiths et Russell D Gray (éd.), <text:span text:style-name="T327">Cycles</text:span><text:span text:style-name="T328"> </text:span><text:span text:style-name="T329">of</text:span><text:span text:style-name="T330"> </text:span><text:span text:style-name="T331">contingency</text:span><text:span text:style-name="T332">:</text:span><text:span text:style-name="T333"> </text:span><text:span text:style-name="T334">Developmental</text:span><text:span text:style-name="T335"> </text:span><text:span text:style-name="T336">systems</text:span><text:span text:style-name="T337"> </text:span><text:span text:style-name="T338">and</text:span><text:span text:style-name="T339"> </text:span><text:span text:style-name="T340">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1">The</text:span><text:span text:style-name="T342"> </text:span><text:span text:style-name="T343">Nature</text:span><text:span text:style-name="T344"> </text:span><text:span text:style-name="T345">of</text:span><text:span text:style-name="T346"> </text:span><text:span text:style-name="T347">Culture</text:span>. Chicago: University of Chicago Press.</text:p>
      <text:p text:style-name="Text_20_body">Lauf, Aurelien, Mathieu Valette et Leila Khouas. 2013. Analyzing Variation Patterns In Quotes Over Time. <text:span text:style-name="T348">Research</text:span><text:span text:style-name="T349"> </text:span><text:span text:style-name="T350">in</text:span><text:span text:style-name="T351"> </text:span><text:span text:style-name="T352">Computing</text:span><text:span text:style-name="T353"> </text:span><text:span text:style-name="T354">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55">Proceedings</text:span><text:span text:style-name="T356"> </text:span><text:span text:style-name="T357">of</text:span><text:span text:style-name="T358"> </text:span><text:span text:style-name="T359">the</text:span><text:span text:style-name="T360"> </text:span><text:span text:style-name="T361">15th</text:span><text:span text:style-name="T362"> </text:span><text:span text:style-name="T363">ACM</text:span><text:span text:style-name="T364"> </text:span><text:span text:style-name="T365">SIGKDD</text:span><text:span text:style-name="T366"> </text:span><text:span text:style-name="T367">International</text:span><text:span text:style-name="T368"> </text:span><text:span text:style-name="T369">Conference</text:span><text:span text:style-name="T370"> </text:span><text:span text:style-name="T371">on</text:span><text:span text:style-name="T372"> </text:span><text:span text:style-name="T373">Knowledge</text:span><text:span text:style-name="T374"> </text:span><text:span text:style-name="T375">Discovery</text:span><text:span text:style-name="T376"> </text:span><text:span text:style-name="T377">and</text:span><text:span text:style-name="T378"> </text:span><text:span text:style-name="T379">Data</text:span><text:span text:style-name="T380"> </text:span><text:span text:style-name="T381">Mining</text:span>, 497‑506. (KDD ’09). New York, NY, USA: ACM.</text:p>
      <text:p text:style-name="Text_20_body">Lewontin, Richard C. 2001a. Gene, Organism and Environment: A New Introduction. In Susan Oyama, Paul Griffiths et Russell D Gray (éd.), <text:span text:style-name="T382">Cycles</text:span><text:span text:style-name="T383"> </text:span><text:span text:style-name="T384">of</text:span><text:span text:style-name="T385"> </text:span><text:span text:style-name="T386">contingency</text:span><text:span text:style-name="T387">:</text:span><text:span text:style-name="T388"> </text:span><text:span text:style-name="T389">Developmental</text:span><text:span text:style-name="T390"> </text:span><text:span text:style-name="T391">systems</text:span><text:span text:style-name="T392"> </text:span><text:span text:style-name="T393">and</text:span><text:span text:style-name="T394"> </text:span><text:span text:style-name="T395">evolution</text:span>, 55‑58. Cambridge, Mass.: MIT Press.</text:p>
      <text:p text:style-name="Text_20_body">Lewontin, Richard C. 2001b. Gene, Organism and Environment. In Susan Oyama, Paul Griffiths et Russell D Gray (éd.), <text:span text:style-name="T396">Cycles</text:span><text:span text:style-name="T397"> </text:span><text:span text:style-name="T398">of</text:span><text:span text:style-name="T399"> </text:span><text:span text:style-name="T400">contingency</text:span><text:span text:style-name="T401">:</text:span><text:span text:style-name="T402"> </text:span><text:span text:style-name="T403">Developmental</text:span><text:span text:style-name="T404"> </text:span><text:span text:style-name="T405">systems</text:span><text:span text:style-name="T406"> </text:span><text:span text:style-name="T407">and</text:span><text:span text:style-name="T408"> </text:span><text:span text:style-name="T409">evolution</text:span>, 59‑66. Cambridge, Mass.: MIT Press.</text:p>
      <text:p text:style-name="Text_20_body">Maingueneau, Dominique. 2004. La Situation D’énonciation, Entre Langue et Discours. In, <text:span text:style-name="T410">Dix</text:span><text:span text:style-name="T411"> </text:span><text:span text:style-name="T412">Ans</text:span><text:span text:style-name="T413"> </text:span><text:span text:style-name="T414">de</text:span><text:span text:style-name="T415"> </text:span><text:span text:style-name="T416">S</text:span><text:span text:style-name="T417">.</text:span><text:span text:style-name="T418">D</text:span><text:span text:style-name="T419">.</text:span><text:span text:style-name="T420">U</text:span><text:span text:style-name="T421">.</text:span>, 197‑210. Craiova, Roumanie: Editura Universitaria Craiova.</text:p>
      <text:p text:style-name="Text_20_body">Maturana, Humberto R et Francisco J Varela. 1980. <text:span text:style-name="T422">Autopoiesis</text:span><text:span text:style-name="T423"> </text:span><text:span text:style-name="T424">and</text:span><text:span text:style-name="T425"> </text:span><text:span text:style-name="T426">Cognition</text:span><text:span text:style-name="T427">:</text:span><text:span text:style-name="T428"> </text:span><text:span text:style-name="T429">The</text:span><text:span text:style-name="T430"> </text:span><text:span text:style-name="T431">Realization</text:span><text:span text:style-name="T432"> </text:span><text:span text:style-name="T433">of</text:span><text:span text:style-name="T434"> </text:span><text:span text:style-name="T435">the</text:span><text:span text:style-name="T436"> </text:span><text:span text:style-name="T437">Living</text:span>. Dordrecht, Holland; Boston: D. Reidel Pub. Co.</text:p>
      <text:p text:style-name="Text_20_body">Mauss, Marcel. 1936. Les Techniques Du Corps. <text:span text:style-name="T438">Journal</text:span><text:span text:style-name="T439"> </text:span><text:span text:style-name="T440">de</text:span><text:span text:style-name="T441"> </text:span><text:span text:style-name="T442">Psychologie</text:span> 32(3-4).</text:p>
      <text:p text:style-name="Text_20_body">Mesoudi, Alex. 2011. <text:span text:style-name="T443">Cultural</text:span><text:span text:style-name="T444"> </text:span><text:span text:style-name="T445">Evolution</text:span><text:span text:style-name="T446">:</text:span><text:span text:style-name="T447"> </text:span><text:span text:style-name="T448">How</text:span><text:span text:style-name="T449"> </text:span><text:span text:style-name="T450">Darwinian</text:span><text:span text:style-name="T451"> </text:span><text:span text:style-name="T452">Theory</text:span><text:span text:style-name="T453"> </text:span><text:span text:style-name="T454">Can</text:span><text:span text:style-name="T455"> </text:span><text:span text:style-name="T456">Explain</text:span><text:span text:style-name="T457"> </text:span><text:span text:style-name="T458">Human</text:span><text:span text:style-name="T459"> </text:span><text:span text:style-name="T460">Culture</text:span><text:span text:style-name="T461"> </text:span><text:span text:style-name="T462">and</text:span><text:span text:style-name="T463"> </text:span><text:span text:style-name="T464">Synthesize</text:span><text:span text:style-name="T465"> </text:span><text:span text:style-name="T466">the</text:span><text:span text:style-name="T467"> </text:span><text:span text:style-name="T468">Social</text:span><text:span text:style-name="T469"> </text:span><text:span text:style-name="T470">Sciences</text:span>. University of Chicago Press.</text:p>
      <text:p text:style-name="Text_20_body">Mesoudi, Alex, Andrew Whiten et Kevin N. Laland. 2006. Towards a Unified Science of Cultural Evolution. <text:span text:style-name="T471">Behavioral</text:span><text:span text:style-name="T472"> </text:span><text:span text:style-name="T473">and</text:span><text:span text:style-name="T474"> </text:span><text:span text:style-name="T475">Brain</text:span><text:span text:style-name="T476"> </text:span><text:span text:style-name="T477">Sciences</text:span> 29(04). 329‑347.</text:p>
      <text:p text:style-name="Text_20_body">Millikan, Ruth Garrett. 1984. <text:span text:style-name="T478">Language</text:span><text:span text:style-name="T479">,</text:span><text:span text:style-name="T480"> </text:span><text:span text:style-name="T481">thought</text:span><text:span text:style-name="T482">,</text:span><text:span text:style-name="T483"> </text:span><text:span text:style-name="T484">and</text:span><text:span text:style-name="T485"> </text:span><text:span text:style-name="T486">other</text:span><text:span text:style-name="T487"> </text:span><text:span text:style-name="T488">biological</text:span><text:span text:style-name="T489"> </text:span><text:span text:style-name="T490">categories</text:span><text:span text:style-name="T491">:</text:span><text:span text:style-name="T492"> </text:span><text:span text:style-name="T493">New</text:span><text:span text:style-name="T494"> </text:span><text:span text:style-name="T495">foundations</text:span><text:span text:style-name="T496"> </text:span><text:span text:style-name="T497">for</text:span><text:span text:style-name="T498"> </text:span><text:span text:style-name="T499">realism</text:span>. Cambridge, Mass.: MIT Press.</text:p>
      <text:p text:style-name="Text_20_body">Miton, Helena, Nicolas Claidière et Hugo Mercier. 2015. Universal Cognitive Mechanisms Explain the Cultural Success of Bloodletting. <text:span text:style-name="T500">Evolution</text:span><text:span text:style-name="T501"> </text:span><text:span text:style-name="T502">and</text:span><text:span text:style-name="T503"> </text:span><text:span text:style-name="T504">Human</text:span><text:span text:style-name="T505"> </text:span><text:span text:style-name="T506">Behavior</text:span> 36(4). 303‑312.</text:p>
      <text:p text:style-name="Text_20_body">Morin, Olivier. 2013. How portraits turned their eyes upon us: Visual preferences and demographic change in cultural evolution. <text:span text:style-name="T507">Evolution</text:span><text:span text:style-name="T508"> </text:span><text:span text:style-name="T509">and</text:span><text:span text:style-name="T510"> </text:span><text:span text:style-name="T511">Human</text:span><text:span text:style-name="T512"> </text:span><text:span text:style-name="T513">Behavior</text:span> 34(3). 222‑229.</text:p>
      <text:p text:style-name="Text_20_body">Moussaïd, Mehdi, Henry Brighton et Wolfgang Gaissmaier. 2015. The amplification of risk in experimental diffusion chains. <text:span text:style-name="T514">Proceedings</text:span><text:span text:style-name="T515"> </text:span><text:span text:style-name="T516">of</text:span><text:span text:style-name="T517"> </text:span><text:span text:style-name="T518">the</text:span><text:span text:style-name="T519"> </text:span><text:span text:style-name="T520">National</text:span><text:span text:style-name="T521"> </text:span><text:span text:style-name="T522">Academy</text:span><text:span text:style-name="T523"> </text:span><text:span text:style-name="T524">of</text:span><text:span text:style-name="T525"> </text:span><text:span text:style-name="T526">Sciences</text:span> 112(18). 5631‑5636.</text:p>
      <text:p text:style-name="Text_20_body">Myin, Erik. 2003. An Account of Color without a Subject? <text:span text:style-name="T527">Behavioral</text:span><text:span text:style-name="T528"> </text:span><text:span text:style-name="T529">and</text:span><text:span text:style-name="T530"> </text:span><text:span text:style-name="T531">Brain</text:span><text:span text:style-name="T532"> </text:span><text:span text:style-name="T533">Sciences</text:span> 26(01). 42‑43.</text:p>
      <text:p text:style-name="Text_20_body">Neumann-Held, Eva M. 2001. Let’s Talk About Genes: The Process Molecular Gene Concept and Its Context. In Susan Oyama, Paul Griffiths et Russell D Gray (éd.), <text:span text:style-name="T534">Cycles</text:span><text:span text:style-name="T535"> </text:span><text:span text:style-name="T536">of</text:span><text:span text:style-name="T537"> </text:span><text:span text:style-name="T538">contingency</text:span><text:span text:style-name="T539">:</text:span><text:span text:style-name="T540"> </text:span><text:span text:style-name="T541">Developmental</text:span><text:span text:style-name="T542"> </text:span><text:span text:style-name="T543">systems</text:span><text:span text:style-name="T544"> </text:span><text:span text:style-name="T545">and</text:span><text:span text:style-name="T546"> </text:span><text:span text:style-name="T547">evolution</text:span>, 69‑84. Cambridge, Mass.: MIT Press.</text:p>
      <text:p text:style-name="Text_20_body">O’Regan, J. Kevin et Alva Noë. 2001. A Sensorimotor Account of Vision and Visual Consciousness. <text:span text:style-name="T548">Behavioral</text:span><text:span text:style-name="T549"> </text:span><text:span text:style-name="T550">and</text:span><text:span text:style-name="T551"> </text:span><text:span text:style-name="T552">Brain</text:span><text:span text:style-name="T553"> </text:span><text:span text:style-name="T554">Sciences</text:span> 24(05). 939‑973.</text:p>
      <text:p text:style-name="Text_20_body">Oyama, Susan, Paul Griffiths et Russell D Gray. 2001. <text:span text:style-name="T555">Cycles</text:span><text:span text:style-name="T556"> </text:span><text:span text:style-name="T557">of</text:span><text:span text:style-name="T558"> </text:span><text:span text:style-name="T559">contingency</text:span><text:span text:style-name="T560">:</text:span><text:span text:style-name="T561"> </text:span><text:span text:style-name="T562">Developmental</text:span><text:span text:style-name="T563"> </text:span><text:span text:style-name="T564">systems</text:span><text:span text:style-name="T565"> </text:span><text:span text:style-name="T566">and</text:span><text:span text:style-name="T567"> </text:span><text:span text:style-name="T568">evolution</text:span>. Cambridge, Mass.: MIT Press.</text:p>
      <text:p text:style-name="Text_20_body">Pigliucci, Massimo. 2007. Do We Need an Extended Evolutionary Synthesis? <text:span text:style-name="T569">Evolution</text:span> 61(12). 2743‑2749.</text:p>
      <text:p text:style-name="Text_20_body">Simmons, Matthew P., Lada A. Adamic et Eytan Adar. 2011. Memes Online: Extracted, Subtracted, Injected, and Recollected. In, <text:span text:style-name="T570">Fifth</text:span><text:span text:style-name="T571"> </text:span><text:span text:style-name="T572">International</text:span><text:span text:style-name="T573"> </text:span><text:span text:style-name="T574">AAAI</text:span><text:span text:style-name="T575"> </text:span><text:span text:style-name="T576">Conference</text:span><text:span text:style-name="T577"> </text:span><text:span text:style-name="T578">on</text:span><text:span text:style-name="T579"> </text:span><text:span text:style-name="T580">Weblogs</text:span><text:span text:style-name="T581"> </text:span><text:span text:style-name="T582">and</text:span><text:span text:style-name="T583"> </text:span><text:span text:style-name="T584">Social</text:span><text:span text:style-name="T585"> </text:span><text:span text:style-name="T586">Media</text:span>.</text:p>
      <text:p text:style-name="Text_20_body">Slingerland, Edward G. 2008. <text:span text:style-name="T587">What</text:span><text:span text:style-name="T588"> </text:span><text:span text:style-name="T589">science</text:span><text:span text:style-name="T590"> </text:span><text:span text:style-name="T591">offers</text:span><text:span text:style-name="T592"> </text:span><text:span text:style-name="T593">the</text:span><text:span text:style-name="T594"> </text:span><text:span text:style-name="T595">humanities</text:span><text:span text:style-name="T596">:</text:span><text:span text:style-name="T597"> </text:span><text:span text:style-name="T598">Integrating</text:span><text:span text:style-name="T599"> </text:span><text:span text:style-name="T600">body</text:span><text:span text:style-name="T601"> </text:span><text:span text:style-name="T602">and</text:span><text:span text:style-name="T603"> </text:span><text:span text:style-name="T604">culture</text:span>. Cambridge; New York: Cambridge University Press.</text:p>
      <text:p text:style-name="Text_20_body">Sperber, Dan. 1996. <text:span text:style-name="T605">Explaining</text:span><text:span text:style-name="T606"> </text:span><text:span text:style-name="T607">culture</text:span><text:span text:style-name="T608">:</text:span><text:span text:style-name="T609"> </text:span><text:span text:style-name="T610">A</text:span><text:span text:style-name="T611"> </text:span><text:span text:style-name="T612">naturalistic</text:span><text:span text:style-name="T613"> </text:span><text:span text:style-name="T614">approach</text:span>. Oxford, UK; Cambridge, Mass.: Blackwell.</text:p>
      <text:p text:style-name="Text_20_body">Sperber, Dan et Deirdre Wilson. 1995[1986]. <text:span text:style-name="T615">Relevance</text:span><text:span text:style-name="T616">:</text:span><text:span text:style-name="T617"> </text:span><text:span text:style-name="T618">Communication</text:span><text:span text:style-name="T619"> </text:span><text:span text:style-name="T620">and</text:span><text:span text:style-name="T621"> </text:span><text:span text:style-name="T622">Cognition</text:span>. Oxford UK &amp; Cambridge USA: Blackwell.</text:p>
      <text:p text:style-name="Text_20_body">Thompson, Evan. 2007. <text:span text:style-name="T623">Mind</text:span><text:span text:style-name="T624"> </text:span><text:span text:style-name="T625">in</text:span><text:span text:style-name="T626"> </text:span><text:span text:style-name="T627">Life</text:span><text:span text:style-name="T628">:</text:span><text:span text:style-name="T629"> </text:span><text:span text:style-name="T630">Biology</text:span><text:span text:style-name="T631">,</text:span><text:span text:style-name="T632"> </text:span><text:span text:style-name="T633">Phenomenology</text:span><text:span text:style-name="T634">,</text:span><text:span text:style-name="T635"> </text:span><text:span text:style-name="T636">and</text:span><text:span text:style-name="T637"> </text:span><text:span text:style-name="T638">the</text:span><text:span text:style-name="T639"> </text:span><text:span text:style-name="T640">Sciences</text:span><text:span text:style-name="T641"> </text:span><text:span text:style-name="T642">of</text:span><text:span text:style-name="T643"> </text:span><text:span text:style-name="T644">Mind</text:span>. Cambridge, Mass.: Belknap Press of Harvard University Press.</text:p>
      <text:p text:style-name="Text_20_body">Torrance, Steve. 2006. In search of the enactive: Introduction to special issue on enactive experience. <text:span text:style-name="T645">Phenomenology</text:span><text:span text:style-name="T646"> </text:span><text:span text:style-name="T647">and</text:span><text:span text:style-name="T648"> </text:span><text:span text:style-name="T649">the</text:span><text:span text:style-name="T650"> </text:span><text:span text:style-name="T651">Cognitive</text:span><text:span text:style-name="T652"> </text:span><text:span text:style-name="T653">Sciences</text:span> 4(4). 357‑368.</text:p>
      <text:p text:style-name="Text_20_body">Varela, Francisco, Evan Thompson et Eleanor Rosch. 1991. <text:span text:style-name="T654">The</text:span><text:span text:style-name="T655"> </text:span><text:span text:style-name="T656">Embodied</text:span><text:span text:style-name="T657"> </text:span><text:span text:style-name="T658">Mind</text:span><text:span text:style-name="T659">:</text:span><text:span text:style-name="T660"> </text:span><text:span text:style-name="T661">Cognitive</text:span><text:span text:style-name="T662"> </text:span><text:span text:style-name="T663">Science</text:span><text:span text:style-name="T664"> </text:span><text:span text:style-name="T665">and</text:span><text:span text:style-name="T666"> </text:span><text:span text:style-name="T667">Human</text:span><text:span text:style-name="T668"> </text:span><text:span text:style-name="T669">Experience</text:span>. MIT Press.</text:p>
      <text:p text:style-name="Text_20_body">West-Eberhard, Mary Jane. 2003. <text:span text:style-name="T670">Developmental</text:span><text:span text:style-name="T671"> </text:span><text:span text:style-name="T672">Plasticity</text:span><text:span text:style-name="T673"> </text:span><text:span text:style-name="T674">and</text:span><text:span text:style-name="T675"> </text:span><text:span text:style-name="T676">Evolution</text:span>. Oxford; New York: Oxford University Press.</text:p>
      <text:p text:style-name="Text_20_body">Wittgenstein, Ludwig et Gertrude Elizabeth Margaret Anscombe. 1958[1953]. <text:span text:style-name="T677">Philosophical</text:span><text:span text:style-name="T678"> </text:span><text:span text:style-name="T679">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